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text-align="start" style:justify-single-word="false" style:writing-mode="lr-tb"/>
    </style:style>
    <style:style style:name="P2" style:family="paragraph" style:parent-style-name="Preformatted_20_Text">
      <style:paragraph-properties fo:text-align="start" style:justify-single-word="false" style:writing-mode="lr-tb"/>
      <style:text-properties style:font-name="Comic Sans MS" fo:font-size="12pt" fo:language="en" fo:country="US" fo:font-weight="normal" officeooo:paragraph-rsid="0003f40b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text-align="start" style:justify-single-word="false" style:writing-mode="lr-tb"/>
      <style:text-properties style:font-name="Comic Sans MS" fo:font-size="12pt" fo:language="en" fo:country="US" style:font-size-asian="12pt" style:font-size-complex="12pt"/>
    </style:style>
    <style:style style:name="P4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style:font-name="Comic Sans MS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03f40b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091956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Comic Sans MS" officeooo:paragraph-rsid="0003f40b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Comic Sans MS" fo:font-size="12pt" fo:language="en" fo:country="US" fo:font-weight="normal" officeooo:paragraph-rsid="0003f40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 style:writing-mode="lr-tb"/>
      <style:text-properties style:font-name="Comic Sans MS" fo:language="en" fo:country="US" officeooo:rsid="0003f40b" officeooo:paragraph-rsid="0003f40b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Comic Sans MS" fo:language="en" fo:country="US" officeooo:paragraph-rsid="0003f40b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Comic Sans MS" fo:language="en" fo:country="US" officeooo:paragraph-rsid="0005d63e"/>
    </style:style>
    <style:style style:name="T1" style:family="text">
      <style:text-properties officeooo:rsid="0003f40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f40b" style:font-weight-asian="bold" style:font-weight-complex="bold"/>
    </style:style>
    <style:style style:name="T4" style:family="text">
      <style:text-properties fo:font-weight="bold" officeooo:rsid="0005d63e" style:font-weight-asian="bold" style:font-weight-complex="bold"/>
    </style:style>
    <style:style style:name="T5" style:family="text">
      <style:text-properties style:font-name="Comic Sans MS"/>
    </style:style>
    <style:style style:name="T6" style:family="text">
      <style:text-properties style:font-name="Comic Sans MS" fo:font-weight="bold" style:font-weight-asian="bold" style:font-weight-complex="bold"/>
    </style:style>
    <style:style style:name="T7" style:family="text">
      <style:text-properties style:font-name="Comic Sans MS" fo:font-weight="bold" officeooo:rsid="0003f40b" style:font-weight-asian="bold" style:font-weight-complex="bold"/>
    </style:style>
    <style:style style:name="T8" style:family="text">
      <style:text-properties style:font-name="Comic Sans MS" fo:language="en" fo:country="US"/>
    </style:style>
    <style:style style:name="T9" style:family="text">
      <style:text-properties style:font-name="Comic Sans MS" fo:language="en" fo:country="US" fo:font-weight="bold" style:font-weight-asian="bold" style:font-weight-complex="bold"/>
    </style:style>
    <style:style style:name="T10" style:family="text">
      <style:text-properties style:font-name="Comic Sans MS" fo:language="en" fo:country="US" fo:font-weight="bold" officeooo:rsid="0003f40b" style:font-weight-asian="bold" style:font-weight-complex="bold"/>
    </style:style>
    <style:style style:name="T11" style:family="text">
      <style:text-properties style:font-name="Comic Sans MS" fo:language="en" fo:country="US" officeooo:rsid="0003f40b"/>
    </style:style>
    <style:style style:name="T12" style:family="text">
      <style:text-properties style:font-name="Comic Sans MS" fo:font-size="12pt" fo:language="en" fo:country="US" fo:font-weight="normal" style:font-size-asian="12pt" style:font-weight-asian="normal" style:font-size-complex="12pt" style:font-weight-complex="normal"/>
    </style:style>
    <style:style style:name="T13" style:family="text">
      <style:text-properties style:font-name="Comic Sans MS" fo:font-size="12pt" fo:language="en" fo:country="US" fo:font-weight="normal" officeooo:rsid="00091956" style:font-size-asian="12pt" style:font-weight-asian="normal" style:font-size-complex="12pt" style:font-weight-complex="normal"/>
    </style:style>
    <style:style style:name="T14" style:family="text">
      <style:text-properties style:font-name="Comic Sans MS" fo:font-size="12pt" fo:language="en" fo:country="US" style:font-size-asian="12pt" style:font-size-complex="12pt"/>
    </style:style>
    <style:style style:name="T15" style:family="text">
      <style:text-properties style:font-name="Comic Sans MS" fo:font-size="12pt" style:font-size-asian="12pt" style:font-size-complex="12pt"/>
    </style:style>
    <style:style style:name="T16" style:family="text">
      <style:text-properties style:font-name="Comic Sans MS" fo:font-size="12pt" officeooo:rsid="00091956" style:font-size-asian="12pt" style:font-size-complex="12pt"/>
    </style:style>
    <style:style style:name="T17" style:family="text">
      <style:text-properties style:font-name="Comic Sans MS" officeooo:rsid="00091956"/>
    </style:style>
    <style:style style:name="T18" style:family="text">
      <style:text-properties fo:language="en" fo:country="US"/>
    </style:style>
    <style:style style:name="T19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20" style:family="text">
      <style:text-properties fo:font-size="12pt" fo:language="en" fo:country="US" fo:font-weight="normal" officeooo:rsid="00091956" style:font-size-asian="12pt" style:font-weight-asian="normal" style:font-size-complex="12pt" style:font-weight-complex="normal"/>
    </style:style>
    <style:style style:name="T21" style:family="text">
      <style:text-properties officeooo:rsid="0005d63e"/>
    </style:style>
    <style:style style:name="T22" style:family="text">
      <style:text-properties officeooo:rsid="00080da8"/>
    </style:style>
    <style:style style:name="T23" style:family="text">
      <style:text-properties officeooo:rsid="000919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GAME DESIGN DOCUMENT <text:span text:style-name="T22">OF ChantalD</text:span></text:p>
      <text:p text:style-name="P10"><text:line-break/><text:span text:style-name="T3">Project name</text:span><text:span text:style-name="T2">:</text:span> <text:span text:style-name="T1">Submerged-Structures Project</text:span></text:p>
      <text:p text:style-name="P11"><text:line-break/><text:span text:style-name="T2">A - PRODU</text:span><text:span text:style-name="T4">CT</text:span><text:span text:style-name="T2">:</text:span><text:line-break/>Genre: <text:span text:style-name="T1">BIM / 3D Models</text:span><text:line-break/>Style: <text:span text:style-name="T1">Industri</text:span><text:span text:style-name="T21">al</text:span><text:line-break/>Plate-form: PC windows <text:line-break/>Moteur: Unity 4.1</text:p>
      <text:p text:style-name="P7"/>
      <text:p text:style-name="P5"><text:span text:style-name="T6">B - PITCH:</text:span><text:span text:style-name="T5"><text:line-break/></text:span><text:span text:style-name="T11">C</text:span><text:span text:style-name="T12">arry out audits of submerged or floating structures with the aim of providing the customer with a digital decision-making tool in the prioritization and rationalization of maintenance interventions.</text:span></text:p>
      <text:p text:style-name="P2"><text:bookmark text:name="tw-target-text3"/>3D scanning in immersive view of port infrastructures and submerged or floating structures</text:p>
      <text:p text:style-name="P8"><text:span text:style-name="T1">D</text:span>igital platform that offers the client a real-time and collaborative dematerialized audit that relies on several technologies, 3D representation (called digital twin) and BIM (Building Information Modeling) allowing the modeling of construction information... </text:p>
      <text:p text:style-name="P8">Access an innovative approach leading from curative maintenance to predictive maintenance </text:p>
      <text:p text:style-name="P7"/>
      <text:p text:style-name="P5"><text:span text:style-name="T6">C – </text:span><text:span text:style-name="T9">P</text:span><text:span text:style-name="T10">ROJECT</text:span><text:span text:style-name="T7"> </text:span><text:span text:style-name="T10">PRINCIPLES</text:span><text:span text:style-name="T6">:</text:span><text:span text:style-name="T5"><text:line-break/><text:line-break/>* </text:span><text:span text:style-name="T9">Pr</text:span><text:span text:style-name="T10">eparation</text:span><text:span text:style-name="T5"><text:line-break/></text:span><text:bookmark text:name="tw-target-text"/><text:span text:style-name="T14">- The client chooses the part of the structure to be modeled and explains his expectations.</text:span></text:p>
      <text:p text:style-name="P3">- The team explains the principle of modeling and the reality of the rendering that can be presented.</text:p>
      <text:p text:style-name="P3">- Collection and analysis of data concerning the structure to be represented.</text:p>
      <text:p text:style-name="P3">- Implementation of an action plan with delivery dates as the project progresses.</text:p>
      <text:p text:style-name="P4"><text:span text:style-name="T18">- Project launch!</text:span></text:p>
      <text:p text:style-name="P6"><text:span text:style-name="T5"><text:line-break/>* </text:span><text:span text:style-name="T6">Action</text:span><text:span text:style-name="T5"><text:line-break/></text:span><text:bookmark text:name="tw-target-text4"/><text:span text:style-name="T14">- Importing the collected data into the working software</text:span></text:p>
      <text:p text:style-name="P3">- Modeling of the different parts of the structure by integrating information from it.</text:p>
      <text:p text:style-name="P1"><text:span text:style-name="T14">- Implementation of the movements and the UI interface that the client needs</text:span><text:span text:style-name="T15"><text:line-break/>- Objecti</text:span><text:span text:style-name="T16">ve</text:span><text:span text:style-name="T15">: </text:span><text:span text:style-name="T12">predictive maintenance </text:span><text:span text:style-name="T13">and prioritization and rationalization of maintenance interventions</text:span><text:span text:style-name="T15">! </text:span><text:span text:style-name="T5"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3T16:13:58.737000000</meta:creation-date>
    <dc:date>2023-02-23T16:44:36.533000000</dc:date>
    <meta:editing-duration>PT30M35S</meta:editing-duration>
    <meta:editing-cycles>5</meta:editing-cycles>
    <meta:generator>EasyOffice/7.4.1.2.0$Windows_X86_64 LibreOffice_project/a2821865dbda20afc0f3893178a1c6c4f3471238</meta:generator>
    <meta:document-statistic meta:table-count="0" meta:image-count="0" meta:object-count="0" meta:page-count="1" meta:paragraph-count="15" meta:word-count="229" meta:character-count="1563" meta:non-whitespace-character-count="1339"/>
  </office:meta>
</office:document-meta>
</file>